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7.75cm" fo:min-width="27.2cm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8.75cm" fo:min-width="27.2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4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4cm"/>
    </style:style>
    <style:style style:name="gr6" style:family="graphic" style:parent-style-name="standard">
      <style:graphic-properties draw:stroke="none" svg:stroke-color="#000000" draw:fill="none" draw:fill-color="#ffffff" fo:min-height="3.25cm"/>
    </style:style>
    <style:style style:name="gr7" style:family="graphic" style:parent-style-name="standard">
      <style:graphic-properties draw:stroke="none" svg:stroke-color="#000000" draw:fill="none" draw:fill-color="#ffffff" fo:min-height="3.5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8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7.244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Verdana"/>
    </style:style>
    <style:style style:name="T1" style:family="text">
      <style:text-properties style:font-name="Verdan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8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7cm" svg:height="9cm" svg:x="1cm" svg:y="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cm" svg:height="2.5cm" svg:x="5.5cm" svg:y="3.689cm">
          <text:p text:style-name="P2">Acquéri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5cm" svg:height="2.5cm" svg:x="12cm" svg:y="3.689cm">
          <text:p text:style-name="P2">Trai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cm" svg:height="2.5cm" svg:x="18.5cm" svg:y="3.689cm">
          <text:p text:style-name="P2">Communiqu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5cm" svg:y1="4.939cm" svg:x2="12cm" svg:y2="4.939cm" draw:start-shape="id1" draw:start-glue-point="1" draw:end-shape="id2" svg:d="M10500 4939h1500" svg:viewBox="0 0 1501 1">
          <text:p/>
        </draw:connector>
        <draw:connector draw:style-name="gr4" draw:text-style-name="P3" draw:layer="layout" svg:x1="17cm" svg:y1="4.939cm" svg:x2="18.5cm" svg:y2="4.939cm" draw:start-shape="id2" draw:start-glue-point="1" draw:end-shape="id3" draw:end-glue-point="3" svg:d="M17000 4939h1500" svg:viewBox="0 0 1501 1">
          <text:p/>
        </draw:connector>
        <draw:custom-shape draw:style-name="gr5" draw:text-style-name="P2" xml:id="id4" draw:id="id4" draw:layer="layout" svg:width="4.5cm" svg:height="2.5cm" svg:x="1.7cm" svg:y="12cm">
          <text:p text:style-name="P2">Alimenter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5cm" svg:height="2.5cm" svg:x="7.7cm" svg:y="12cm">
          <text:p text:style-name="P2">Distribuer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4.5cm" svg:height="2.5cm" svg:x="13.7cm" svg:y="12cm">
          <text:p text:style-name="P2">Converti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2cm" svg:y1="13.25cm" svg:x2="7.7cm" svg:y2="13.25cm" draw:start-shape="id4" draw:start-glue-point="1" draw:end-shape="id5" svg:d="M6200 13250h1500" svg:viewBox="0 0 1501 1">
          <text:p/>
        </draw:connector>
        <draw:connector draw:style-name="gr4" draw:text-style-name="P3" draw:layer="layout" svg:x1="12.2cm" svg:y1="13.25cm" svg:x2="13.7cm" svg:y2="13.25cm" draw:start-shape="id5" draw:start-glue-point="1" draw:end-shape="id6" draw:end-glue-point="3" svg:d="M12200 13250h1500" svg:viewBox="0 0 1501 1">
          <text:p/>
        </draw:connector>
        <draw:custom-shape draw:style-name="gr5" draw:text-style-name="P2" xml:id="id7" draw:id="id7" draw:layer="layout" svg:width="4.5cm" svg:height="2.5cm" svg:x="19.7cm" svg:y="12cm">
          <text:p text:style-name="P2">Transmettr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8.2cm" svg:y1="13.25cm" svg:x2="19.7cm" svg:y2="13.25cm" draw:start-shape="id6" draw:start-glue-point="1" draw:end-shape="id7" draw:end-glue-point="3" svg:d="M18200 13250h1500" svg:viewBox="0 0 1501 1">
          <text:p/>
        </draw:connector>
        <draw:frame draw:style-name="gr6" draw:text-style-name="P4" xml:id="id8" draw:id="id8" draw:layer="layout" svg:width="3.5cm" svg:height="3.5cm" svg:x="25.2cm" svg:y="12.311cm">
          <draw:text-box>
            <text:p>Action:</text:p>
            <text:p>................................................</text:p>
          </draw:text-box>
        </draw:frame>
        <draw:connector draw:style-name="gr4" draw:text-style-name="P3" draw:layer="layout" svg:x1="24.2cm" svg:y1="13.25cm" svg:x2="25.2cm" svg:y2="14.061cm" draw:start-shape="id7" draw:start-glue-point="1" draw:end-shape="id8" draw:end-glue-point="3" svg:d="M24200 13250h501v811h499" svg:viewBox="0 0 1001 812">
          <text:p/>
        </draw:connector>
        <draw:frame draw:style-name="gr7" draw:text-style-name="P4" draw:layer="layout" svg:width="4.5cm" svg:height="3.811cm" svg:x="1.7cm" svg:y="15cm">
          <draw:text-box>
            <text:p>..............................................................................................................</text:p>
          </draw:text-box>
        </draw:frame>
        <draw:frame draw:style-name="gr7" draw:text-style-name="P4" draw:layer="layout" svg:width="4.5cm" svg:height="3.811cm" svg:x="7.7cm" svg:y="15cm">
          <draw:text-box>
            <text:p>..............................................................................................................</text:p>
          </draw:text-box>
        </draw:frame>
        <draw:frame draw:style-name="gr7" draw:text-style-name="P4" draw:layer="layout" svg:width="4.5cm" svg:height="3.811cm" svg:x="13.7cm" svg:y="15cm">
          <draw:text-box>
            <text:p>..............................................................................................................</text:p>
          </draw:text-box>
        </draw:frame>
        <draw:frame draw:style-name="gr7" draw:text-style-name="P4" draw:layer="layout" svg:width="4.5cm" svg:height="3.811cm" svg:x="19.7cm" svg:y="15cm">
          <draw:text-box>
            <text:p>..............................................................................................................</text:p>
          </draw:text-box>
        </draw:frame>
        <draw:frame draw:style-name="gr8" draw:text-style-name="P5" draw:layer="layout" svg:width="5.303cm" svg:height="0.963cm" svg:x="12.199cm" svg:y="19.037cm">
          <draw:text-box>
            <text:p text:style-name="P2">Chaîne d'énergie</text:p>
          </draw:text-box>
        </draw:frame>
        <draw:frame draw:style-name="gr9" draw:text-style-name="P5" draw:layer="layout" svg:width="6.327cm" svg:height="0.963cm" svg:x="11.687cm" svg:y="2.537cm">
          <draw:text-box>
            <text:p text:style-name="P2">Chaîne d'information</text:p>
          </draw:text-box>
        </draw:frame>
        <draw:frame draw:style-name="gr7" draw:text-style-name="P4" draw:layer="layout" svg:width="4.9cm" svg:height="3.811cm" svg:x="5.6cm" svg:y="6.189cm">
          <draw:text-box>
            <text:p>........................................................................................................................</text:p>
          </draw:text-box>
        </draw:frame>
        <draw:frame draw:style-name="gr7" draw:text-style-name="P4" draw:layer="layout" svg:width="4.9cm" svg:height="3.811cm" svg:x="12.1cm" svg:y="6.189cm">
          <draw:text-box>
            <text:p>........................................................................................................................</text:p>
          </draw:text-box>
        </draw:frame>
        <draw:frame draw:style-name="gr7" draw:text-style-name="P4" draw:layer="layout" svg:width="5cm" svg:height="3.811cm" svg:x="18.5cm" svg:y="6.189cm">
          <draw:text-box>
            <text:p>.............................................................................................................................</text:p>
          </draw:text-box>
        </draw:frame>
        <draw:frame draw:style-name="gr10" draw:text-style-name="P6" draw:layer="layout" svg:width="27.744cm" svg:height="1.017cm" svg:x="1cm" svg:y="1.037cm">
          <draw:text-box>
            <text:p text:style-name="P2"><text:span text:style-name="T1">NOM:............................ <text:s text:c="4"/>Prénom:............................. <text:s text:c="4"/>Classe: ....................</text:span></text:p>
          </draw:text-box>
        </draw:frame>
        <draw:connector draw:style-name="gr11" draw:text-style-name="P3" draw:layer="layout" draw:line-skew="0cm 1.905cm" svg:x1="23.5cm" svg:y1="4.939cm" svg:x2="9.95cm" svg:y2="12cm" draw:start-shape="id3" draw:start-glue-point="1" draw:end-shape="id5" draw:end-glue-point="0" svg:d="M23500 4939h501v6061h-14051v1000" svg:viewBox="0 0 14052 7062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ordres</text:p>
        </draw:connector>
        <draw:line draw:style-name="gr4" draw:text-style-name="P3" draw:layer="layout" svg:x1="3.5cm" svg:y1="5cm" svg:x2="5.5cm" svg:y2="5cm">
          <text:p/>
        </draw:line>
        <draw:line draw:style-name="gr4" draw:text-style-name="P3" draw:layer="layout" svg:x1="23.5cm" svg:y1="4.5cm" svg:x2="25.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5M23S</meta:editing-duration>
    <meta:editing-cycles>6</meta:editing-cycles>
    <meta:generator>LibreOffice/5.0.6.3$Windows_x86 LibreOffice_project/490fc03b25318460cfc54456516ea2519c11d1aa</meta:generator>
    <dc:date>2016-09-16T08:04:07.568000000</dc:date>
    <meta:document-statistic meta:object-count="29"/>
  </office:meta>
</office:document-meta>
</file>